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table-cell office:value-type="string" office:value="feature" table:style-name="ce1">
            <text:p>feature</text:p>
          </table:table-cell>
          <table:table-cell office:value-type="string" office:value="description" table:style-name="ce1">
            <text:p>description</text:p>
          </table:table-cell>
          <table:table-cell office:value-type="string" office:value="weight" table:style-name="ce1">
            <text:p>weight</text:p>
          </table:table-cell>
          <table:table-cell office:value-type="string" office:value="Ability to access older versions of files" table:style-name="ce1">
            <text:p>Ability to access older versions of files</text:p>
          </table:table-cell>
          <table:table-cell office:value-type="string" office:value="Ability to create a &quot;Dataverse&quot; or Repository bringing together multiple datasets" table:style-name="ce1">
            <text:p>Ability to create a "Dataverse" or Repository bringing together multiple datasets</text:p>
          </table:table-cell>
          <table:table-cell office:value-type="string" office:value="Ability to customize the look of your &quot;Dataverse&quot; or collection" table:style-name="ce1">
            <text:p>Ability to customize the look of your "Dataverse" or collection</text:p>
          </table:table-cell>
          <table:table-cell office:value-type="string" office:value="Ability to embargo files" table:style-name="ce1">
            <text:p>Ability to embargo files</text:p>
          </table:table-cell>
          <table:table-cell office:value-type="string" office:value="Ability to list your ORCID in your profile (seperate from login/auth)" table:style-name="ce1">
            <text:p>Ability to list your ORCID in your profile (seperate from login/auth)</text:p>
          </table:table-cell>
          <table:table-cell office:value-type="string" office:value="Allowing user to select a &quot;featured dataset&quot;" table:style-name="ce1">
            <text:p>Allowing user to select a "featured dataset"</text:p>
          </table:table-cell>
          <table:table-cell office:value-type="string" office:value="Analyzing tabular data (aside from geospatial mapping)" table:style-name="ce1">
            <text:p>Analyzing tabular data (aside from geospatial mapping)</text:p>
          </table:table-cell>
          <table:table-cell office:value-type="string" office:value="Are there APIs?" table:style-name="ce1">
            <text:p>Are there APIs?</text:p>
          </table:table-cell>
          <table:table-cell office:value-type="string" office:value="Are users emailed about changes to their uploads?" table:style-name="ce1">
            <text:p>Are users emailed about changes to their uploads?</text:p>
          </table:table-cell>
          <table:table-cell office:value-type="string" office:value="Automated metadata generation from files" table:style-name="ce1">
            <text:p>Automated metadata generation from files</text:p>
          </table:table-cell>
          <table:table-cell office:value-type="string" office:value="Creator webpages" table:style-name="ce1">
            <text:p>Creator webpages</text:p>
          </table:table-cell>
          <table:table-cell office:value-type="string" office:value="Data citation automatically generated" table:style-name="ce1">
            <text:p>Data citation automatically generated</text:p>
          </table:table-cell>
          <table:table-cell office:value-type="string" office:value="Dataset-level versioning" table:style-name="ce1">
            <text:p>Dataset-level versioning</text:p>
          </table:table-cell>
          <table:table-cell office:value-type="string" office:value="Do users have to actively acknowledge any conditions of use when downloading data?" table:style-name="ce1">
            <text:p>Do users have to actively acknowledge any conditions of use when downloading data?</text:p>
          </table:table-cell>
          <table:table-cell office:value-type="string" office:value="Dropbox integration" table:style-name="ce1">
            <text:p>Dropbox integration</text:p>
          </table:table-cell>
          <table:table-cell office:value-type="string" office:value="Easily accessible Search help page" table:style-name="ce1">
            <text:p>Easily accessible Search help page</text:p>
          </table:table-cell>
          <table:table-cell office:value-type="string" office:value="Embed data outside of application" table:style-name="ce1">
            <text:p>Embed data outside of application</text:p>
          </table:table-cell>
          <table:table-cell office:value-type="string" office:value="Exposing metadata in landing page markup using Schema.org/JSON" table:style-name="ce1">
            <text:p>Exposing metadata in landing page markup using Schema.org/JSON</text:p>
          </table:table-cell>
          <table:table-cell office:value-type="string" office:value="Exposing metadata in landing page markup with html meta tags" table:style-name="ce1">
            <text:p>Exposing metadata in landing page markup with html meta tags</text:p>
          </table:table-cell>
          <table:table-cell office:value-type="string" office:value="Faceted search" table:style-name="ce1">
            <text:p>Faceted search</text:p>
          </table:table-cell>
          <table:table-cell office:value-type="string" office:value="Filetypes supported (list)" table:style-name="ce1">
            <text:p>Filetypes supported (list)</text:p>
          </table:table-cell>
          <table:table-cell office:value-type="string" office:value="Github integration to migrate files and metadata" table:style-name="ce1">
            <text:p>Github integration to migrate files and metadata</text:p>
          </table:table-cell>
          <table:table-cell office:value-type="string" office:value="Handling large data" table:style-name="ce1">
            <text:p>Handling large data</text:p>
          </table:table-cell>
          <table:table-cell office:value-type="string" office:value="Handling sensitive data" table:style-name="ce1">
            <text:p>Handling sensitive data</text:p>
          </table:table-cell>
          <table:table-cell office:value-type="string" office:value="Mapping of Geospatial files" table:style-name="ce1">
            <text:p>Mapping of Geospatial files</text:p>
          </table:table-cell>
          <table:table-cell office:value-type="string" office:value="Mentions anti-virus scan of uploaded files" table:style-name="ce1">
            <text:p>Mentions anti-virus scan of uploaded files</text:p>
          </table:table-cell>
          <table:table-cell office:value-type="string" office:value="Multiple login options (Shibboleth, Google, etc.)" table:style-name="ce1">
            <text:p>Multiple login options (Shibboleth, Google, etc.)</text:p>
          </table:table-cell>
          <table:table-cell office:value-type="string" office:value="Permissions" table:style-name="ce1">
            <text:p>Permissions</text:p>
          </table:table-cell>
          <table:table-cell office:value-type="string" office:value="Preview of zip files" table:style-name="ce1">
            <text:p>Preview of zip files</text:p>
          </table:table-cell>
          <table:table-cell office:value-type="string" office:value="Previewing and/or analyzing uploaded non-tabular data" table:style-name="ce1">
            <text:p>Previewing and/or analyzing uploaded non-tabular data</text:p>
          </table:table-cell>
          <table:table-cell office:value-type="string" office:value="Previewing tabular files" table:style-name="ce1">
            <text:p>Previewing tabular files</text:p>
          </table:table-cell>
          <table:table-cell office:value-type="string" office:value="Provenance" table:style-name="ce1">
            <text:p>Provenance</text:p>
          </table:table-cell>
          <table:table-cell office:value-type="string" office:value="Published data is automatically synced to ORCID via DataCite." table:style-name="ce1">
            <text:p>Published data is automatically synced to ORCID via DataCite.</text:p>
          </table:table-cell>
          <table:table-cell office:value-type="string" office:value="Robustness of metadata" table:style-name="ce1">
            <text:p>Robustness of metadata</text:p>
          </table:table-cell>
          <table:table-cell office:value-type="string" office:value="Support for controlled vocabulary terms with URIs" table:style-name="ce1">
            <text:p>Support for controlled vocabulary terms with URIs</text:p>
          </table:table-cell>
          <table:table-cell office:value-type="string" office:value="Terms of use, copyright" table:style-name="ce1">
            <text:p>Terms of use, copyright</text:p>
          </table:table-cell>
          <table:table-cell office:value-type="string" office:value="Tracking citations with altmetrics" table:style-name="ce1">
            <text:p>Tracking citations with altmetrics</text:p>
          </table:table-cell>
          <table:table-cell office:value-type="string" office:value="User curation communities" table:style-name="ce1">
            <text:p>User curation communities</text:p>
          </table:table-cell>
          <table:table-cell office:value-type="string" office:value="Users are able to control dataset file hierarchy + directory structure" table:style-name="ce1">
            <text:p>Users are able to control dataset file hierarchy + directory structure</text:p>
          </table:table-cell>
          <table:table-cell office:value-type="string" office:value="Users can search/browse with number ranges, e.g. publication date ranges" table:style-name="ce1">
            <text:p>Users can search/browse with number ranges, e.g. publication date ranges</text:p>
          </table:table-cell>
          <table:table-cell office:value-type="string" office:value="Open Source" table:style-name="ce1">
            <text:p>Open Source</text:p>
          </table:table-cell>
          <table:table-cell office:value-type="string" office:value="How is maintenance or development of repository funded?" table:style-name="ce1">
            <text:p>How is maintenance or development of repository funded?</text:p>
          </table:table-cell>
          <table:table-cell office:value-type="string" office:value="Free To Use" table:style-name="ce1">
            <text:p>Free To Use</text:p>
          </table:table-cell>
          <table:table-cell office:value-type="string" office:value="Institutional Fees?" table:style-name="ce1">
            <text:p>Institutional Fees?</text:p>
          </table:table-cell>
          <table:table-cell office:value-type="string" office:value="Journal Fees?" table:style-name="ce1">
            <text:p>Journal Fees?</text:p>
          </table:table-cell>
          <table:table-cell office:value-type="string" office:value="Paid services?" table:style-name="ce1">
            <text:p>Paid services?</text:p>
          </table:table-cell>
          <table:table-cell office:value-type="string" office:value="Paid additional features?" table:style-name="ce1">
            <text:p>Paid additional features?</text:p>
          </table:table-cell>
          <table:table-cell office:value-type="string" office:value="Can depositors pay for any level of curation services?" table:style-name="ce1">
            <text:p>Can depositors pay for any level of curation services?</text:p>
          </table:table-cell>
          <table:table-cell office:value-type="string" office:value="Can depositors pay for extra storage?" table:style-name="ce1">
            <text:p>Can depositors pay for extra storage?</text:p>
          </table:table-cell>
          <table:table-cell office:value-type="string" office:value="Road Maps" table:style-name="ce1">
            <text:p>Road Maps</text:p>
          </table:table-cell>
          <table:table-cell office:value-type="string" office:value="Preservation technology?" table:style-name="ce1">
            <text:p>Preservation technology?</text:p>
          </table:table-cell>
        </table:table-row>
        <table:table-row>
          <table:table-cell office:value-type="string" office:value="Support for different metadata (schemas), including domain-specificity and interoperability" table:style-name="ce1">
            <text:p>Support for different metadata (schemas), including domain-specificity and interoperability</text:p>
          </table:table-cell>
          <table:table-cell office:value-type="string" office:value="Any form of metadata (schemas) should be allowed. This includes metadata such as author, owner, license, source publication, librarian, date and time stamps; and domain-specific descriptors." table:style-name="ce1">
            <text:p>Any form of metadata (schemas) should be allowed. This includes metadata such as author, owner, license, source publication, librarian, date and time stamps; and domain-specific descriptors.</text:p>
          </table:table-cell>
          <table:table-cell office:value-type="string" office:value="28" table:style-name="ce1">
            <text:p>2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46624305594572" table:style-name="ce1">
            <text:p>0.6466243055945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7690400841139" table:style-name="ce1">
            <text:p>0.97690400841139</text:p>
          </table:table-cell>
          <table:table-cell office:value-type="float" office:value="0.97690400841139" table:style-name="ce1">
            <text:p>0.97690400841139</text:p>
          </table:table-cell>
          <table:table-cell office:value-type="float" office:value="NA" table:style-name="ce1">
            <text:p>NA</text:p>
          </table:table-cell>
          <table:table-cell office:value-type="float" office:value="NA" table:style-name="ce1">
            <text:p>NA</text:p>
          </table:table-cell>
          <table:table-cell office:value-type="float" office:value="0.646624305594572" table:style-name="ce1">
            <text:p>0.6466243055945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4018490353062" table:style-name="ce1">
            <text:p>0.99401849035306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ssignment of PID / DOI" table:style-name="ce1">
            <text:p>Assignment of PID / DOI</text:p>
          </table:table-cell>
          <table:table-cell office:value-type="string" office:value="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 table:style-name="ce1">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office:value-type="string" office:value="26" table:style-name="ce1">
            <text:p>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2865646786851" table:style-name="ce1">
            <text:p>0.8728656467868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2865646786851" table:style-name="ce1">
            <text:p>0.872865646786851</text:p>
          </table:table-cell>
          <table:table-cell office:value-type="float" office:value="NA" table:style-name="ce1">
            <text:p>NA</text:p>
          </table:table-cell>
          <table:table-cell office:value-type="float" office:value="0.410313365414378" table:style-name="ce1">
            <text:p>0.410313365414378</text:p>
          </table:table-cell>
          <table:table-cell office:value-type="float" office:value="NA" table:style-name="ce1">
            <text:p>NA</text:p>
          </table:table-cell>
          <table:table-cell office:value-type="float" office:value="NA" table:style-name="ce1">
            <text:p>NA</text:p>
          </table:table-cell>
          <table:table-cell office:value-type="float" office:value="0.872865646786851" table:style-name="ce1">
            <text:p>0.872865646786851</text:p>
          </table:table-cell>
          <table:table-cell office:value-type="float" office:value="0.454988755539955" table:style-name="ce1">
            <text:p>0.454988755539955</text:p>
          </table:table-cell>
          <table:table-cell office:value-type="float" office:value="0.454988755539955" table:style-name="ce1">
            <text:p>0.45498875553995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2865646786851" table:style-name="ce1">
            <text:p>0.872865646786851</text:p>
          </table:table-cell>
          <table:table-cell office:value-type="float" office:value="NA" table:style-name="ce1">
            <text:p>NA</text:p>
          </table:table-cell>
          <table:table-cell office:value-type="float" office:value="NA" table:style-name="ce1">
            <text:p>NA</text:p>
          </table:table-cell>
          <table:table-cell office:value-type="float" office:value="0.872865646786851" table:style-name="ce1">
            <text:p>0.872865646786851</text:p>
          </table:table-cell>
          <table:table-cell office:value-type="float" office:value="0.465834869919362" table:style-name="ce1">
            <text:p>0.46583486991936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ine grained authentication and authorization. Allow the integration or the import from external authentication/authorizsation systems." table:style-name="ce1">
            <text:p>Fine grained authentication and authorization. Allow the integration or the import from external authentication/authorizsation systems.</text:p>
          </table:table-cell>
          <table:table-cell office:value-type="string" office:value="Provide different access rights for groups and individuals (roles) on collections, and allow the import of such concepts (e.g. from Identity management systems). In the case of confidential or proprietary data authenticate every access and authorize every operation." table:style-name="ce1">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98247009874413" table:style-name="ce1">
            <text:p>0.8982470098744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98247009874413" table:style-name="ce1">
            <text:p>0.8982470098744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98247009874413" table:style-name="ce1">
            <text:p>0.8982470098744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98247009874413" table:style-name="ce1">
            <text:p>0.898247009874413</text:p>
          </table:table-cell>
          <table:table-cell office:value-type="float" office:value="NA" table:style-name="ce1">
            <text:p>NA</text:p>
          </table:table-cell>
          <table:table-cell office:value-type="float" office:value="NA" table:style-name="ce1">
            <text:p>NA</text:p>
          </table:table-cell>
          <table:table-cell office:value-type="float" office:value="0.898247009874413" table:style-name="ce1">
            <text:p>0.8982470098744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29848734548894" table:style-name="ce1">
            <text:p>0.429848734548894</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data providers to choose the level of access to data (e.g. Open Access)." table:style-name="ce1">
            <text:p>Allow data providers to choose the level of access to data (e.g. Open Access).</text:p>
          </table:table-cell>
          <table:table-cell office:value-type="string" office:value="Control over access to data is in the hands of those who provide the data" table:style-name="ce1">
            <text:p>Control over access to data is in the hands of those who provide the data</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5488242040537" table:style-name="ce1">
            <text:p>0.98548824204053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5488242040537" table:style-name="ce1">
            <text:p>0.985488242040537</text:p>
          </table:table-cell>
          <table:table-cell office:value-type="float" office:value="NA" table:style-name="ce1">
            <text:p>NA</text:p>
          </table:table-cell>
          <table:table-cell office:value-type="float" office:value="0.589174456395403" table:style-name="ce1">
            <text:p>0.589174456395403</text:p>
          </table:table-cell>
          <table:table-cell office:value-type="float" office:value="NA" table:style-name="ce1">
            <text:p>NA</text:p>
          </table:table-cell>
          <table:table-cell office:value-type="float" office:value="NA" table:style-name="ce1">
            <text:p>NA</text:p>
          </table:table-cell>
          <table:table-cell office:value-type="float" office:value="0.985488242040537" table:style-name="ce1">
            <text:p>0.98548824204053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5488242040537" table:style-name="ce1">
            <text:p>0.985488242040537</text:p>
          </table:table-cell>
          <table:table-cell office:value-type="float" office:value="NA" table:style-name="ce1">
            <text:p>NA</text:p>
          </table:table-cell>
          <table:table-cell office:value-type="float" office:value="NA" table:style-name="ce1">
            <text:p>NA</text:p>
          </table:table-cell>
          <table:table-cell office:value-type="float" office:value="0.985488242040537" table:style-name="ce1">
            <text:p>0.98548824204053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state-of-the-art user interfaces and clients over the life time of a repository platform" table:style-name="ce1">
            <text:p>Provide state-of-the-art user interfaces and clients over the life time of a repository platform</text:p>
          </table:table-cell>
          <table:table-cell office:value-type="string" office:value="(Easy to use) User interface, features, and functionality should be updated over time to match the requirements and expectations of current researchers. They include web based user interfaces and others (e.g. WebDAV, FUSE, Java I/O, Python, Shell commands)" table:style-name="ce1">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9082579629416" table:style-name="ce1">
            <text:p>0.9690825796294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7101231332039" table:style-name="ce1">
            <text:p>0.7710123133203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628740716407" table:style-name="ce1">
            <text:p>0.99862874071640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the (automated) use of data policies" table:style-name="ce1">
            <text:p>Allow the (automated) use of data policies</text:p>
          </table:table-cell>
          <table:table-cell office:value-type="string" office:value="Data policies are used to define what happens when to which dataset. E.g. for processing and quality control regularly enforced policies are helpful." table:style-name="ce1">
            <text:p>Data policies are used to define what happens when to which dataset. E.g. for processing and quality control regularly enforced policies are helpful.</text:p>
          </table:table-cell>
          <table:table-cell office:value-type="string" office:value="15" table:style-name="ce1">
            <text:p>1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99479189903766" table:style-name="ce1">
            <text:p>0.599479189903766</text:p>
          </table:table-cell>
          <table:table-cell office:value-type="float" office:value="0.652227143621526" table:style-name="ce1">
            <text:p>0.6522271436215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52227143621526" table:style-name="ce1">
            <text:p>0.652227143621526</text:p>
          </table:table-cell>
          <table:table-cell office:value-type="float" office:value="0.769090769633226" table:style-name="ce1">
            <text:p>0.769090769633226</text:p>
          </table:table-cell>
          <table:table-cell office:value-type="float" office:value="0.594423504073045" table:style-name="ce1">
            <text:p>0.594423504073045</text:p>
          </table:table-cell>
          <table:table-cell office:value-type="float" office:value="NA" table:style-name="ce1">
            <text:p>NA</text:p>
          </table:table-cell>
          <table:table-cell office:value-type="float" office:value="NA" table:style-name="ce1">
            <text:p>NA</text:p>
          </table:table-cell>
          <table:table-cell office:value-type="float" office:value="0.652227143621526" table:style-name="ce1">
            <text:p>0.6522271436215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52227143621526" table:style-name="ce1">
            <text:p>0.652227143621526</text:p>
          </table:table-cell>
          <table:table-cell office:value-type="float" office:value="NA" table:style-name="ce1">
            <text:p>NA</text:p>
          </table:table-cell>
          <table:table-cell office:value-type="float" office:value="NA" table:style-name="ce1">
            <text:p>NA</text:p>
          </table:table-cell>
          <table:table-cell office:value-type="float" office:value="0.652227143621526" table:style-name="ce1">
            <text:p>0.6522271436215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56791981920759" table:style-name="ce1">
            <text:p>0.456791981920759</text:p>
          </table:table-cell>
          <table:table-cell office:value-type="float" office:value="0.695767023916567" table:style-name="ce1">
            <text:p>0.69576702391656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data access statistics either by the use of external analytics services or internal monitoring of user activity." table:style-name="ce1">
            <text:p>Provide data access statistics either by the use of external analytics services or internal monitoring of user activity.</text:p>
          </table:table-cell>
          <table:table-cell office:value-type="string" office:value="Provide the data publisher (or other stakeholders) with data access statistics to track and share usage and activity related to profiles, collections, datasets, and other items." table:style-name="ce1">
            <text:p>Provide the data publisher (or other stakeholders) with data access statistics to track and share usage and activity related to profiles, collections, datasets, and other items.</text:p>
          </table:table-cell>
          <table:table-cell office:value-type="string" office:value="13" table:style-name="ce1">
            <text:p>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7122002386245" table:style-name="ce1">
            <text:p>0.96712200238624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7122002386245" table:style-name="ce1">
            <text:p>0.967122002386245</text:p>
          </table:table-cell>
          <table:table-cell office:value-type="float" office:value="NA" table:style-name="ce1">
            <text:p>NA</text:p>
          </table:table-cell>
          <table:table-cell office:value-type="float" office:value="0.448903587621881" table:style-name="ce1">
            <text:p>0.448903587621881</text:p>
          </table:table-cell>
          <table:table-cell office:value-type="float" office:value="NA" table:style-name="ce1">
            <text:p>NA</text:p>
          </table:table-cell>
          <table:table-cell office:value-type="float" office:value="NA" table:style-name="ce1">
            <text:p>NA</text:p>
          </table:table-cell>
          <table:table-cell office:value-type="float" office:value="0.967122002386245" table:style-name="ce1">
            <text:p>0.96712200238624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7122002386245" table:style-name="ce1">
            <text:p>0.967122002386245</text:p>
          </table:table-cell>
          <table:table-cell office:value-type="float" office:value="NA" table:style-name="ce1">
            <text:p>NA</text:p>
          </table:table-cell>
          <table:table-cell office:value-type="float" office:value="NA" table:style-name="ce1">
            <text:p>NA</text:p>
          </table:table-cell>
          <table:table-cell office:value-type="float" office:value="0.967122002386245" table:style-name="ce1">
            <text:p>0.96712200238624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interfaces (APIs) for the automated execution of tasks, e.g. to ingest data or to integrate data analysis tools and other external applications" table:style-name="ce1">
            <text:p>Provide interfaces (APIs) for the automated execution of tasks, e.g. to ingest data or to integrate data analysis tools and other external applications</text:p>
          </table:table-cell>
          <table:table-cell office:value-type="string" office:value="API for automatized execution of standard repository tasks and to interoperate with external tools useful to the stakeholders" table:style-name="ce1">
            <text:p>API for automatized execution of standard repository tasks and to interoperate with external tools useful to the stakeholders</text:p>
          </table:table-cell>
          <table:table-cell office:value-type="string" office:value="13" table:style-name="ce1">
            <text:p>13</text:p>
          </table:table-cell>
          <table:table-cell office:value-type="float" office:value="NA" table:style-name="ce1">
            <text:p>NA</text:p>
          </table:table-cell>
          <table:table-cell office:value-type="float" office:value="0.642960067895486" table:style-name="ce1">
            <text:p>0.6429600678954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authorized) users access to versions of data (e.g. different simulation runs)" table:style-name="ce1">
            <text:p>Provide (authorized) users access to versions of data (e.g. different simulation runs)</text:p>
          </table:table-cell>
          <table:table-cell office:value-type="string" office:value="Provide different versions of a data set." table:style-name="ce1">
            <text:p>Provide different versions of a data set.</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0.48064305728936" table:style-name="ce1">
            <text:p>0.48064305728936</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Embargo date selection for data-depositing user" table:style-name="ce1">
            <text:p>Embargo date selection for data-depositing user</text:p>
          </table:table-cell>
          <table:table-cell office:value-type="string" office:value="The user can select a specific date (e.g., 2016-05-15) or time span (e.g., 1 year) for when the research data shall become available. The selecteable default values can be set by the repository administrator to match the policies of the university." table:style-name="ce1">
            <text:p>The user can select a specific date (e.g., 2016-05-15) or time span (e.g., 1 year) for when the research data shall become available. The selecteable default values can be set by the repository administrator to match the policies of the university.</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66529285883228" table:style-name="ce1">
            <text:p>0.76652928588322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99490404740273" table:style-name="ce1">
            <text:p>0.69949040474027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40514004076678" table:style-name="ce1">
            <text:p>0.7405140040766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29461684469875" table:style-name="ce1">
            <text:p>0.52946168446987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Collection virtualization / logical naming" table:style-name="ce1">
            <text:p>Collection virtualization / logical naming</text:p>
          </table:table-cell>
          <table:table-cell office:value-type="string" office:value="Manage data collections and their properties (like file names) independently of the storage system and storage resource naming." table:style-name="ce1">
            <text:p>Manage data collections and their properties (like file names) independently of the storage system and storage resource naming.</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8805084978916" table:style-name="ce1">
            <text:p>0.968805084978916</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data annotation by the data owner, by other (authorized) people or by automatic (metadata) extraction tools" table:style-name="ce1">
            <text:p>Allow data annotation by the data owner, by other (authorized) people or by automatic (metadata) extraction tools</text:p>
          </table:table-cell>
          <table:table-cell office:value-type="string" office:value="Additional annotation of data provides additional valuable insights of the data and aids in more comprehensive records over time." table:style-name="ce1">
            <text:p>Additional annotation of data provides additional valuable insights of the data and aids in more comprehensive records over time.</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4971351826341" table:style-name="ce1">
            <text:p>0.98497135182634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4971351826341" table:style-name="ce1">
            <text:p>0.984971351826341</text:p>
          </table:table-cell>
          <table:table-cell office:value-type="float" office:value="NA" table:style-name="ce1">
            <text:p>NA</text:p>
          </table:table-cell>
          <table:table-cell office:value-type="float" office:value="0.478995501961771" table:style-name="ce1">
            <text:p>0.478995501961771</text:p>
          </table:table-cell>
          <table:table-cell office:value-type="float" office:value="NA" table:style-name="ce1">
            <text:p>NA</text:p>
          </table:table-cell>
          <table:table-cell office:value-type="float" office:value="NA" table:style-name="ce1">
            <text:p>NA</text:p>
          </table:table-cell>
          <table:table-cell office:value-type="float" office:value="0.984971351826341" table:style-name="ce1">
            <text:p>0.98497135182634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4971351826341" table:style-name="ce1">
            <text:p>0.984971351826341</text:p>
          </table:table-cell>
          <table:table-cell office:value-type="float" office:value="NA" table:style-name="ce1">
            <text:p>NA</text:p>
          </table:table-cell>
          <table:table-cell office:value-type="float" office:value="NA" table:style-name="ce1">
            <text:p>NA</text:p>
          </table:table-cell>
          <table:table-cell office:value-type="float" office:value="0.984971351826341" table:style-name="ce1">
            <text:p>0.98497135182634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olicy enforcement points" table:style-name="ce1">
            <text:p>Policy enforcement points</text:p>
          </table:table-cell>
          <table:table-cell office:value-type="string" office:value="Control all operations with administrator defined rules" table:style-name="ce1">
            <text:p>Control all operations with administrator defined rules</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3992395455461" table:style-name="ce1">
            <text:p>0.43992395455461</text:p>
          </table:table-cell>
          <table:table-cell office:value-type="float" office:value="NA" table:style-name="ce1">
            <text:p>NA</text:p>
          </table:table-cell>
          <table:table-cell office:value-type="float" office:value="0.625681228449094" table:style-name="ce1">
            <text:p>0.625681228449094</text:p>
          </table:table-cell>
          <table:table-cell office:value-type="float" office:value="NA" table:style-name="ce1">
            <text:p>NA</text:p>
          </table:table-cell>
          <table:table-cell office:value-type="float" office:value="NA" table:style-name="ce1">
            <text:p>NA</text:p>
          </table:table-cell>
          <table:table-cell office:value-type="float" office:value="0.43992395455461" table:style-name="ce1">
            <text:p>0.43992395455461</text:p>
          </table:table-cell>
          <table:table-cell office:value-type="float" office:value="0.641336200586401" table:style-name="ce1">
            <text:p>0.641336200586401</text:p>
          </table:table-cell>
          <table:table-cell office:value-type="float" office:value="0.758054320970328" table:style-name="ce1">
            <text:p>0.758054320970328</text:p>
          </table:table-cell>
          <table:table-cell office:value-type="float" office:value="NA" table:style-name="ce1">
            <text:p>NA</text:p>
          </table:table-cell>
          <table:table-cell office:value-type="float" office:value="NA" table:style-name="ce1">
            <text:p>NA</text:p>
          </table:table-cell>
          <table:table-cell office:value-type="float" office:value="0.43992395455461" table:style-name="ce1">
            <text:p>0.4399239545546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3992395455461" table:style-name="ce1">
            <text:p>0.43992395455461</text:p>
          </table:table-cell>
          <table:table-cell office:value-type="float" office:value="NA" table:style-name="ce1">
            <text:p>NA</text:p>
          </table:table-cell>
          <table:table-cell office:value-type="float" office:value="NA" table:style-name="ce1">
            <text:p>NA</text:p>
          </table:table-cell>
          <table:table-cell office:value-type="float" office:value="0.43992395455461" table:style-name="ce1">
            <text:p>0.4399239545546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68329613754506" table:style-name="ce1">
            <text:p>0.86832961375450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cord audit trails" table:style-name="ce1">
            <text:p>Record audit trails</text:p>
          </table:table-cell>
          <table:table-cell office:value-type="string" office:value="Track changes to resource metadata and information relationships. Maintain a log of all events / operations. This provides a record of information flow into and out of the repository and charts the connections that are created and shift as use occurs and new files are added" table:style-name="ce1">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office:value-type="string" office:value="12" table:style-name="ce1">
            <text:p>12</text:p>
          </table:table-cell>
          <table:table-cell office:value-type="float" office:value="0.425242640126034" table:style-name="ce1">
            <text:p>0.425242640126034</text:p>
          </table:table-cell>
          <table:table-cell office:value-type="float" office:value="0.440211193571031" table:style-name="ce1">
            <text:p>0.440211193571031</text:p>
          </table:table-cell>
          <table:table-cell office:value-type="float" office:value="NA" table:style-name="ce1">
            <text:p>NA</text:p>
          </table:table-cell>
          <table:table-cell office:value-type="float" office:value="0.44816929607304" table:style-name="ce1">
            <text:p>0.4481692960730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90810205697417" table:style-name="ce1">
            <text:p>0.79081020569741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8709632075136" table:style-name="ce1">
            <text:p>0.498709632075136</text:p>
          </table:table-cell>
          <table:table-cell office:value-type="float" office:value="0.498709632075136" table:style-name="ce1">
            <text:p>0.498709632075136</text:p>
          </table:table-cell>
          <table:table-cell office:value-type="float" office:value="NA" table:style-name="ce1">
            <text:p>NA</text:p>
          </table:table-cell>
          <table:table-cell office:value-type="float" office:value="NA" table:style-name="ce1">
            <text:p>NA</text:p>
          </table:table-cell>
          <table:table-cell office:value-type="float" office:value="0.790810205697417" table:style-name="ce1">
            <text:p>0.790810205697417</text:p>
          </table:table-cell>
          <table:table-cell office:value-type="float" office:value="NA" table:style-name="ce1">
            <text:p>NA</text:p>
          </table:table-cell>
          <table:table-cell office:value-type="float" office:value="NA" table:style-name="ce1">
            <text:p>NA</text:p>
          </table:table-cell>
          <table:table-cell office:value-type="float" office:value="0.587358688773556" table:style-name="ce1">
            <text:p>0.587358688773556</text:p>
          </table:table-cell>
          <table:table-cell office:value-type="float" office:value="0.587358688773556" table:style-name="ce1">
            <text:p>0.587358688773556</text:p>
          </table:table-cell>
          <table:table-cell office:value-type="float" office:value="NA" table:style-name="ce1">
            <text:p>NA</text:p>
          </table:table-cell>
          <table:table-cell office:value-type="float" office:value="NA" table:style-name="ce1">
            <text:p>NA</text:p>
          </table:table-cell>
          <table:table-cell office:value-type="float" office:value="0.587358688773556" table:style-name="ce1">
            <text:p>0.587358688773556</text:p>
          </table:table-cell>
          <table:table-cell office:value-type="float" office:value="NA" table:style-name="ce1">
            <text:p>NA</text:p>
          </table:table-cell>
          <table:table-cell office:value-type="float" office:value="0.587358688773556" table:style-name="ce1">
            <text:p>0.587358688773556</text:p>
          </table:table-cell>
          <table:table-cell office:value-type="float" office:value="NA" table:style-name="ce1">
            <text:p>NA</text:p>
          </table:table-cell>
          <table:table-cell office:value-type="float" office:value="NA" table:style-name="ce1">
            <text:p>NA</text:p>
          </table:table-cell>
          <table:table-cell office:value-type="float" office:value="0.535073336763365" table:style-name="ce1">
            <text:p>0.53507333676336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81480228297084" table:style-name="ce1">
            <text:p>0.58148022829708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ophisticated search capabilities for metadata and data both for humans and computers" table:style-name="ce1">
            <text:p>Sophisticated search capabilities for metadata and data both for humans and computers</text:p>
          </table:table-cell>
          <table:table-cell office:value-type="string" office:value="Allow search capabilities like full text search, schema specific search. Metadata and data should be indexable by search machines and harvestable by external search engines to increase usage and impact." table:style-name="ce1">
            <text:p>Allow search capabilities like full text search, schema specific search. Metadata and data should be indexable by search machines and harvestable by external search engines to increase usage and impact.</text:p>
          </table:table-cell>
          <table:table-cell office:value-type="string" office:value="11" table:style-name="ce1">
            <text:p>1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6846184406342" table:style-name="ce1">
            <text:p>0.98684618440634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7816325809777" table:style-name="ce1">
            <text:p>0.9878163258097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94735544003061" table:style-name="ce1">
            <text:p>0.79473554400306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Easy to use ingest process with few barriers to participation" table:style-name="ce1">
            <text:p>Easy to use ingest process with few barriers to participation</text:p>
          </table:table-cell>
          <table:table-cell office:value-type="string" office:value="Opening up many barriers to entry into the repository allows for the curation of unpublished materials and supports linking to published works in other places." table:style-name="ce1">
            <text:p>Opening up many barriers to entry into the repository allows for the curation of unpublished materials and supports linking to published works in other places.</text:p>
          </table:table-cell>
          <table:table-cell office:value-type="string" office:value="11" table:style-name="ce1">
            <text:p>11</text:p>
          </table:table-cell>
          <table:table-cell office:value-type="float" office:value="NA" table:style-name="ce1">
            <text:p>NA</text:p>
          </table:table-cell>
          <table:table-cell office:value-type="float" office:value="0.481966877691872" table:style-name="ce1">
            <text:p>0.4819668776918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44767528799851" table:style-name="ce1">
            <text:p>0.8447675287998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Tight integration with (near) data processing." table:style-name="ce1">
            <text:p>Tight integration with (near) data processing.</text:p>
          </table:table-cell>
          <table:table-cell office:value-type="string" office:value="The large data volumes require data near processing (and data reduction) facilities like High Performance Computing). These should provide and maintain provenance information. Processing of large datasets in facilities near the data would be most efficient." table:style-name="ce1">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office:value-type="string" office:value="9" table:style-name="ce1">
            <text:p>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863708447449" table:style-name="ce1">
            <text:p>0.99886370844744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863708447449" table:style-name="ce1">
            <text:p>0.998863708447449</text:p>
          </table:table-cell>
          <table:table-cell office:value-type="float" office:value="NA" table:style-name="ce1">
            <text:p>NA</text:p>
          </table:table-cell>
          <table:table-cell office:value-type="float" office:value="0.493486024690614" table:style-name="ce1">
            <text:p>0.493486024690614</text:p>
          </table:table-cell>
          <table:table-cell office:value-type="float" office:value="NA" table:style-name="ce1">
            <text:p>NA</text:p>
          </table:table-cell>
          <table:table-cell office:value-type="float" office:value="NA" table:style-name="ce1">
            <text:p>NA</text:p>
          </table:table-cell>
          <table:table-cell office:value-type="float" office:value="0.998863708447449" table:style-name="ce1">
            <text:p>0.99886370844744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43846855061905" table:style-name="ce1">
            <text:p>0.443846855061905</text:p>
          </table:table-cell>
          <table:table-cell office:value-type="float" office:value="0.443846855061905" table:style-name="ce1">
            <text:p>0.44384685506190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863708447449" table:style-name="ce1">
            <text:p>0.998863708447449</text:p>
          </table:table-cell>
          <table:table-cell office:value-type="float" office:value="NA" table:style-name="ce1">
            <text:p>NA</text:p>
          </table:table-cell>
          <table:table-cell office:value-type="float" office:value="NA" table:style-name="ce1">
            <text:p>NA</text:p>
          </table:table-cell>
          <table:table-cell office:value-type="float" office:value="0.998863708447449" table:style-name="ce1">
            <text:p>0.99886370844744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Single-Sign-On and/or support for different authentication methods" table:style-name="ce1">
            <text:p>Provide Single-Sign-On and/or support for different authentication methods</text:p>
          </table:table-cell>
          <table:table-cell office:value-type="string" office:value="Combined support for methods like Shibboleth or LDAP" table:style-name="ce1">
            <text:p>Combined support for methods like Shibboleth or LDAP</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local download of a selected set of information" table:style-name="ce1">
            <text:p>Allow local download of a selected set of information</text:p>
          </table:table-cell>
          <table:table-cell office:value-type="string" office:value="The ability to download content to a local device when the information conforms to proper handling and is marked as accessible" table:style-name="ce1">
            <text:p>The ability to download content to a local device when the information conforms to proper handling and is marked as accessible</text:p>
          </table:table-cell>
          <table:table-cell office:value-type="string" office:value="8" table:style-name="ce1">
            <text:p>8</text:p>
          </table:table-cell>
          <table:table-cell office:value-type="float" office:value="0.495411777401211" table:style-name="ce1">
            <text:p>0.495411777401211</text:p>
          </table:table-cell>
          <table:table-cell office:value-type="float" office:value="0.508859035420372" table:style-name="ce1">
            <text:p>0.508859035420372</text:p>
          </table:table-cell>
          <table:table-cell office:value-type="float" office:value="0.648460551347831" table:style-name="ce1">
            <text:p>0.648460551347831</text:p>
          </table:table-cell>
          <table:table-cell office:value-type="float" office:value="0.506313738554303" table:style-name="ce1">
            <text:p>0.506313738554303</text:p>
          </table:table-cell>
          <table:table-cell office:value-type="float" office:value="0.648460551347831" table:style-name="ce1">
            <text:p>0.64846055134783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97251328037563" table:style-name="ce1">
            <text:p>0.697251328037563</text:p>
          </table:table-cell>
          <table:table-cell office:value-type="float" office:value="0.697251328037563" table:style-name="ce1">
            <text:p>0.69725132803756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ederation" table:style-name="ce1">
            <text:p>Federation</text:p>
          </table:table-cell>
          <table:table-cell office:value-type="string" office:value="Enable interoperation with other existing data management systems" table:style-name="ce1">
            <text:p>Enable interoperation with other existing data management system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0.47668908569569" table:style-name="ce1">
            <text:p>0.47668908569569</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Integration of PIDs into data management" table:style-name="ce1">
            <text:p>Integration of PIDs into data management</text:p>
          </table:table-cell>
          <table:table-cell office:value-type="string" office:value="All data management activities should be integrated with PID management. PID metadata has to always be in sync with the data/metadata holding." table:style-name="ce1">
            <text:p>All data management activities should be integrated with PID management. PID metadata has to always be in sync with the data/metadata holding.</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7683972963273" table:style-name="ce1">
            <text:p>0.687683972963273</text:p>
          </table:table-cell>
          <table:table-cell office:value-type="float" office:value="NA" table:style-name="ce1">
            <text:p>NA</text:p>
          </table:table-cell>
          <table:table-cell office:value-type="float" office:value="NA" table:style-name="ce1">
            <text:p>NA</text:p>
          </table:table-cell>
          <table:table-cell office:value-type="float" office:value="0.473072800111739" table:style-name="ce1">
            <text:p>0.473072800111739</text:p>
          </table:table-cell>
          <table:table-cell office:value-type="float" office:value="NA" table:style-name="ce1">
            <text:p>NA</text:p>
          </table:table-cell>
          <table:table-cell office:value-type="float" office:value="0.687683972963273" table:style-name="ce1">
            <text:p>0.68768397296327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7683972963273" table:style-name="ce1">
            <text:p>0.687683972963273</text:p>
          </table:table-cell>
          <table:table-cell office:value-type="float" office:value="0.703529027788733" table:style-name="ce1">
            <text:p>0.703529027788733</text:p>
          </table:table-cell>
          <table:table-cell office:value-type="float" office:value="0.703529027788733" table:style-name="ce1">
            <text:p>0.703529027788733</text:p>
          </table:table-cell>
          <table:table-cell office:value-type="float" office:value="NA" table:style-name="ce1">
            <text:p>NA</text:p>
          </table:table-cell>
          <table:table-cell office:value-type="float" office:value="NA" table:style-name="ce1">
            <text:p>NA</text:p>
          </table:table-cell>
          <table:table-cell office:value-type="float" office:value="0.473072800111739" table:style-name="ce1">
            <text:p>0.47307280011173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7683972963273" table:style-name="ce1">
            <text:p>0.687683972963273</text:p>
          </table:table-cell>
          <table:table-cell office:value-type="float" office:value="NA" table:style-name="ce1">
            <text:p>NA</text:p>
          </table:table-cell>
          <table:table-cell office:value-type="float" office:value="NA" table:style-name="ce1">
            <text:p>NA</text:p>
          </table:table-cell>
          <table:table-cell office:value-type="float" office:value="0.687683972963273" table:style-name="ce1">
            <text:p>0.687683972963273</text:p>
          </table:table-cell>
          <table:table-cell office:value-type="float" office:value="0.730060987662624" table:style-name="ce1">
            <text:p>0.73006098766262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quire all data to be attributed with handling requirements" table:style-name="ce1">
            <text:p>Require all data to be attributed with handling requirements</text:p>
          </table:table-cell>
          <table:table-cell office:value-type="string" office:value="Handling requirements include licenses and security parameters." table:style-name="ce1">
            <text:p>Handling requirements include licenses and security parameter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17398454896416" table:style-name="ce1">
            <text:p>0.917398454896416</text:p>
          </table:table-cell>
          <table:table-cell office:value-type="float" office:value="0.917398454896416" table:style-name="ce1">
            <text:p>0.9173984548964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aintain a permanent history of versions for all data" table:style-name="ce1">
            <text:p>Maintain a permanent history of versions for all data</text:p>
          </table:table-cell>
          <table:table-cell office:value-type="string" office:value="Having a permanent history of versions shows the process of change overtime and allows users to return to the original or other iteration." table:style-name="ce1">
            <text:p>Having a permanent history of versions shows the process of change overtime and allows users to return to the original or other iteration.</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23460319354031" table:style-name="ce1">
            <text:p>0.92346031935403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72628955970059" table:style-name="ce1">
            <text:p>0.77262895597005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93117606881281" table:style-name="ce1">
            <text:p>0.693117606881281</text:p>
          </table:table-cell>
          <table:table-cell office:value-type="float" office:value="0.514430029400883" table:style-name="ce1">
            <text:p>0.51443002940088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integrity and qiality control mechanisms for data and metadata" table:style-name="ce1">
            <text:p>Provide integrity and qiality control mechanisms for data and metadata</text:p>
          </table:table-cell>
          <table:table-cell office:value-type="string" office:value="This convers topicas like bit preservation, replication, checksum of data and metadata completeness, accuracy, correctness." table:style-name="ce1">
            <text:p>This convers topicas like bit preservation, replication, checksum of data and metadata completeness, accuracy, correctnes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4471602839696" table:style-name="ce1">
            <text:p>0.574471602839696</text:p>
          </table:table-cell>
          <table:table-cell office:value-type="float" office:value="NA" table:style-name="ce1">
            <text:p>NA</text:p>
          </table:table-cell>
          <table:table-cell office:value-type="float" office:value="NA" table:style-name="ce1">
            <text:p>NA</text:p>
          </table:table-cell>
          <table:table-cell office:value-type="float" office:value="0.5424660300981" table:style-name="ce1">
            <text:p>0.5424660300981</text:p>
          </table:table-cell>
          <table:table-cell office:value-type="float" office:value="NA" table:style-name="ce1">
            <text:p>NA</text:p>
          </table:table-cell>
          <table:table-cell office:value-type="float" office:value="0.574471602839696" table:style-name="ce1">
            <text:p>0.57447160283969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4471602839696" table:style-name="ce1">
            <text:p>0.574471602839696</text:p>
          </table:table-cell>
          <table:table-cell office:value-type="float" office:value="0.798512077531501" table:style-name="ce1">
            <text:p>0.798512077531501</text:p>
          </table:table-cell>
          <table:table-cell office:value-type="float" office:value="0.798512077531501" table:style-name="ce1">
            <text:p>0.798512077531501</text:p>
          </table:table-cell>
          <table:table-cell office:value-type="float" office:value="NA" table:style-name="ce1">
            <text:p>NA</text:p>
          </table:table-cell>
          <table:table-cell office:value-type="float" office:value="NA" table:style-name="ce1">
            <text:p>NA</text:p>
          </table:table-cell>
          <table:table-cell office:value-type="float" office:value="0.5424660300981" table:style-name="ce1">
            <text:p>0.542466030098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4471602839696" table:style-name="ce1">
            <text:p>0.574471602839696</text:p>
          </table:table-cell>
          <table:table-cell office:value-type="float" office:value="NA" table:style-name="ce1">
            <text:p>NA</text:p>
          </table:table-cell>
          <table:table-cell office:value-type="float" office:value="NA" table:style-name="ce1">
            <text:p>NA</text:p>
          </table:table-cell>
          <table:table-cell office:value-type="float" office:value="0.574471602839696" table:style-name="ce1">
            <text:p>0.574471602839696</text:p>
          </table:table-cell>
          <table:table-cell office:value-type="float" office:value="0.82391845737014" table:style-name="ce1">
            <text:p>0.8239184573701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icro-services" table:style-name="ce1">
            <text:p>Micro-services</text:p>
          </table:table-cell>
          <table:table-cell office:value-type="string" office:value="Encapsulate operations in basic functions that can be chained into a workflow" table:style-name="ce1">
            <text:p>Encapsulate operations in basic functions that can be chained into a workflow</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iles need to be converted to the most accessible formats; use of proprietary and legacy types are possible, but may be reviewed on a case by case basis." table:style-name="ce1">
            <text:p>Files need to be converted to the most accessible formats; use of proprietary and legacy types are possible, but may be reviewed on a case by case basis.</text:p>
          </table:table-cell>
          <table:table-cell office:value-type="string" office:value="Many materials are in formats that may become obsolete - repository needs to have consistent sustainable formats available, but legacy dataset deposit can facilitate reuse." table:style-name="ce1">
            <text:p>Many materials are in formats that may become obsolete - repository needs to have consistent sustainable formats available, but legacy dataset deposit can facilitate reuse.</text:p>
          </table:table-cell>
          <table:table-cell office:value-type="string" office:value="7" table:style-name="ce1">
            <text:p>7</text:p>
          </table:table-cell>
          <table:table-cell office:value-type="float" office:value="NA" table:style-name="ce1">
            <text:p>NA</text:p>
          </table:table-cell>
          <table:table-cell office:value-type="float" office:value="0.546420849668934" table:style-name="ce1">
            <text:p>0.54642084966893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8704223569548" table:style-name="ce1">
            <text:p>0.49870422356954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43225259210109" table:style-name="ce1">
            <text:p>0.64322525921010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55446565331815" table:style-name="ce1">
            <text:p>0.85544656533181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ast data transfer, ingest and export" table:style-name="ce1">
            <text:p>Fast data transfer, ingest and export</text:p>
          </table:table-cell>
          <table:table-cell office:value-type="string" office:value="The rapidly growing size of data sets requires fast data import/export/transfer e.g. the use of multiple I/O streams for data transfer" table:style-name="ce1">
            <text:p>The rapidly growing size of data sets requires fast data import/export/transfer e.g. the use of multiple I/O streams for data transfer</text:p>
          </table:table-cell>
          <table:table-cell office:value-type="string" office:value="7" table:style-name="ce1">
            <text:p>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0.501807588420402" table:style-name="ce1">
            <text:p>0.501807588420402</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16966115177107" table:style-name="ce1">
            <text:p>0.416966115177107</text:p>
          </table:table-cell>
          <table:table-cell office:value-type="float" office:value="0.416966115177107" table:style-name="ce1">
            <text:p>0.41696611517710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ata and metadata collection with mobile devices" table:style-name="ce1">
            <text:p>Data and metadata collection with mobile devices</text:p>
          </table:table-cell>
          <table:table-cell office:value-type="string" office:value="Mobile device can be used as a laboratory notebook to facilitate data management by researchers." table:style-name="ce1">
            <text:p>Mobile device can be used as a laboratory notebook to facilitate data management by researchers.</text:p>
          </table:table-cell>
          <table:table-cell office:value-type="string" office:value="7" table:style-name="ce1">
            <text:p>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0.47668908569569" table:style-name="ce1">
            <text:p>0.47668908569569</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0.997088653910493" table:style-name="ce1">
            <text:p>0.99708865391049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torage drivers" table:style-name="ce1">
            <text:p>Storage drivers</text:p>
          </table:table-cell>
          <table:table-cell office:value-type="string" office:value="Map from access protocol to storage protocol" table:style-name="ce1">
            <text:p>Map from access protocol to storage protocol</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6805143430425" table:style-name="ce1">
            <text:p>0.996805143430425</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The repository must be scalable regarding the amount of data" table:style-name="ce1">
            <text:p>The repository must be scalable regarding the amount of data</text:p>
          </table:table-cell>
          <table:table-cell office:value-type="string" office:value="The petabyte level is relevant for the near future, but more will be needed afterwards." table:style-name="ce1">
            <text:p>The petabyte level is relevant for the near future, but more will be needed afterwards.</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Workflows" table:style-name="ce1">
            <text:p>Workflows</text:p>
          </table:table-cell>
          <table:table-cell office:value-type="string" office:value="Register workflows as executable objects, track provenance of each workflow execution" table:style-name="ce1">
            <text:p>Register workflows as executable objects, track provenance of each workflow execution</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mote Access Management" table:style-name="ce1">
            <text:p>Remote Access Management</text:p>
          </table:table-cell>
          <table:table-cell office:value-type="string" office:value="Allows an authorized individual the capacity to curate materials from distributed locations" table:style-name="ce1">
            <text:p>Allows an authorized individual the capacity to curate materials from distributed locations</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8190840896551" table:style-name="ce1">
            <text:p>0.5781908408965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37405566120342" table:style-name="ce1">
            <text:p>0.43740556612034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93497860897514" table:style-name="ce1">
            <text:p>0.593497860897514</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efinable submission/ingest workflow" table:style-name="ce1">
            <text:p>Definable submission/ingest workflow</text:p>
          </table:table-cell>
          <table:table-cell office:value-type="string" office:value="Allow the submission workflow to be defined by the repository provider." table:style-name="ce1">
            <text:p>Allow the submission workflow to be defined by the repository provider.</text:p>
          </table:table-cell>
          <table:table-cell office:value-type="string" office:value="4" table:style-name="ce1">
            <text:p>4</text:p>
          </table:table-cell>
          <table:table-cell office:value-type="float" office:value="NA" table:style-name="ce1">
            <text:p>NA</text:p>
          </table:table-cell>
          <table:table-cell office:value-type="float" office:value="0.642960067895486" table:style-name="ce1">
            <text:p>0.6429600678954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both single and batch ingest paths" table:style-name="ce1">
            <text:p>Provide both single and batch ingest paths</text:p>
          </table:table-cell>
          <table:table-cell office:value-type="string" office:value="Allows for a range of data types and scales to be submitted with maximum efficiency whether or not one has many files or only one." table:style-name="ce1">
            <text:p>Allows for a range of data types and scales to be submitted with maximum efficiency whether or not one has many files or only one.</text:p>
          </table:table-cell>
          <table:table-cell office:value-type="string" office:value="3" table:style-name="ce1">
            <text:p>3</text:p>
          </table:table-cell>
          <table:table-cell office:value-type="float" office:value="0.474911371136555" table:style-name="ce1">
            <text:p>0.474911371136555</text:p>
          </table:table-cell>
          <table:table-cell office:value-type="float" office:value="NA" table:style-name="ce1">
            <text:p>NA</text:p>
          </table:table-cell>
          <table:table-cell office:value-type="float" office:value="NA" table:style-name="ce1">
            <text:p>NA</text:p>
          </table:table-cell>
          <table:table-cell office:value-type="float" office:value="0.429636232954571" table:style-name="ce1">
            <text:p>0.42963623295457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09048313425183" table:style-name="ce1">
            <text:p>0.60904831342518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35415277044072" table:style-name="ce1">
            <text:p>0.4354152770440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09048313425183" table:style-name="ce1">
            <text:p>0.609048313425183</text:p>
          </table:table-cell>
          <table:table-cell office:value-type="float" office:value="NA" table:style-name="ce1">
            <text:p>NA</text:p>
          </table:table-cell>
          <table:table-cell office:value-type="float" office:value="NA" table:style-name="ce1">
            <text:p>NA</text:p>
          </table:table-cell>
          <table:table-cell office:value-type="float" office:value="0.768766308640819" table:style-name="ce1">
            <text:p>0.768766308640819</text:p>
          </table:table-cell>
          <table:table-cell office:value-type="float" office:value="0.768766308640819" table:style-name="ce1">
            <text:p>0.768766308640819</text:p>
          </table:table-cell>
          <table:table-cell office:value-type="float" office:value="NA" table:style-name="ce1">
            <text:p>NA</text:p>
          </table:table-cell>
          <table:table-cell office:value-type="float" office:value="NA" table:style-name="ce1">
            <text:p>NA</text:p>
          </table:table-cell>
          <table:table-cell office:value-type="float" office:value="0.768766308640819" table:style-name="ce1">
            <text:p>0.768766308640819</text:p>
          </table:table-cell>
          <table:table-cell office:value-type="float" office:value="NA" table:style-name="ce1">
            <text:p>NA</text:p>
          </table:table-cell>
          <table:table-cell office:value-type="float" office:value="0.768766308640819" table:style-name="ce1">
            <text:p>0.76876630864081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product developers to update product information" table:style-name="ce1">
            <text:p>Allow product developers to update product information</text:p>
          </table:table-cell>
          <table:table-cell office:value-type="string" office:value="Gives products that are being developed a working space within the repository" table:style-name="ce1">
            <text:p>Gives products that are being developed a working space within the repository</text:p>
          </table:table-cell>
          <table:table-cell office:value-type="string" office:value="3" table:style-name="ce1">
            <text:p>3</text:p>
          </table:table-cell>
          <table:table-cell office:value-type="float" office:value="NA" table:style-name="ce1">
            <text:p>NA</text:p>
          </table:table-cell>
          <table:table-cell office:value-type="float" office:value="0.642960067895486" table:style-name="ce1">
            <text:p>0.6429600678954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content to be marked for deletion by authorized users" table:style-name="ce1">
            <text:p>Allow content to be marked for deletion by authorized users</text:p>
          </table:table-cell>
          <table:table-cell office:value-type="string" office:value="Authorized users should be given control to deem which data can be deleted." table:style-name="ce1">
            <text:p>Authorized users should be given control to deem which data can be deleted.</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09921320832113" table:style-name="ce1">
            <text:p>0.509921320832113</text:p>
          </table:table-cell>
          <table:table-cell office:value-type="float" office:value="NA" table:style-name="ce1">
            <text:p>NA</text:p>
          </table:table-cell>
          <table:table-cell office:value-type="float" office:value="0.851042840788675" table:style-name="ce1">
            <text:p>0.851042840788675</text:p>
          </table:table-cell>
          <table:table-cell office:value-type="float" office:value="NA" table:style-name="ce1">
            <text:p>NA</text:p>
          </table:table-cell>
          <table:table-cell office:value-type="float" office:value="NA" table:style-name="ce1">
            <text:p>NA</text:p>
          </table:table-cell>
          <table:table-cell office:value-type="float" office:value="0.509921320832113" table:style-name="ce1">
            <text:p>0.509921320832113</text:p>
          </table:table-cell>
          <table:table-cell office:value-type="float" office:value="NA" table:style-name="ce1">
            <text:p>NA</text:p>
          </table:table-cell>
          <table:table-cell office:value-type="float" office:value="0.987497267737052" table:style-name="ce1">
            <text:p>0.987497267737052</text:p>
          </table:table-cell>
          <table:table-cell office:value-type="float" office:value="NA" table:style-name="ce1">
            <text:p>NA</text:p>
          </table:table-cell>
          <table:table-cell office:value-type="float" office:value="NA" table:style-name="ce1">
            <text:p>NA</text:p>
          </table:table-cell>
          <table:table-cell office:value-type="float" office:value="0.509921320832113" table:style-name="ce1">
            <text:p>0.5099213208321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09921320832113" table:style-name="ce1">
            <text:p>0.509921320832113</text:p>
          </table:table-cell>
          <table:table-cell office:value-type="float" office:value="NA" table:style-name="ce1">
            <text:p>NA</text:p>
          </table:table-cell>
          <table:table-cell office:value-type="float" office:value="NA" table:style-name="ce1">
            <text:p>NA</text:p>
          </table:table-cell>
          <table:table-cell office:value-type="float" office:value="0.509921320832113" table:style-name="ce1">
            <text:p>0.5099213208321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54225570753615" table:style-name="ce1">
            <text:p>0.854225570753615</text:p>
          </table:table-cell>
          <table:table-cell office:value-type="float" office:value="0.513339942631205" table:style-name="ce1">
            <text:p>0.51333994263120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Vocabulary Service" table:style-name="ce1">
            <text:p>Vocabulary Service</text:p>
          </table:table-cell>
          <table:table-cell office:value-type="string" office:value="Scientific terms have to be consistent for allowing future reuse" table:style-name="ce1">
            <text:p>Scientific terms have to be consistent for allowing future reuse</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the creation of special collection views or digital exhibitions" table:style-name="ce1">
            <text:p>Allow the creation of special collection views or digital exhibitions</text:p>
          </table:table-cell>
          <table:table-cell office:value-type="string" office:value="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 table:style-name="ce1">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0791613806894" table:style-name="ce1">
            <text:p>0.54079161380689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0791613806894" table:style-name="ce1">
            <text:p>0.54079161380689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0791613806894" table:style-name="ce1">
            <text:p>0.54079161380689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0791613806894" table:style-name="ce1">
            <text:p>0.540791613806894</text:p>
          </table:table-cell>
          <table:table-cell office:value-type="float" office:value="NA" table:style-name="ce1">
            <text:p>NA</text:p>
          </table:table-cell>
          <table:table-cell office:value-type="float" office:value="NA" table:style-name="ce1">
            <text:p>NA</text:p>
          </table:table-cell>
          <table:table-cell office:value-type="float" office:value="0.540791613806894" table:style-name="ce1">
            <text:p>0.54079161380689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24717652801652" table:style-name="ce1">
            <text:p>0.824717652801652</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etadata quality evaluation" table:style-name="ce1">
            <text:p>Metadata quality evaluation</text:p>
          </table:table-cell>
          <table:table-cell office:value-type="string" office:value="Enforcement of the quality of metadata records using metrics." table:style-name="ce1">
            <text:p>Enforcement of the quality of metadata records using metrics.</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55721422191238" table:style-name="ce1">
            <text:p>0.65572142219123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3265303700206" table:style-name="ce1">
            <text:p>0.983265303700206</text:p>
          </table:table-cell>
          <table:table-cell office:value-type="float" office:value="0.983265303700206" table:style-name="ce1">
            <text:p>0.983265303700206</text:p>
          </table:table-cell>
          <table:table-cell office:value-type="float" office:value="NA" table:style-name="ce1">
            <text:p>NA</text:p>
          </table:table-cell>
          <table:table-cell office:value-type="float" office:value="NA" table:style-name="ce1">
            <text:p>NA</text:p>
          </table:table-cell>
          <table:table-cell office:value-type="float" office:value="0.655721422191238" table:style-name="ce1">
            <text:p>0.65572142219123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isplay bibliographic citation for data; ideally, also allow the export of bibliographic data to citation software." table:style-name="ce1">
            <text:p>Display bibliographic citation for data; ideally, also allow the export of bibliographic data to citation software.</text:p>
          </table:table-cell>
          <table:table-cell office:value-type="string" office:value="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 table:style-name="ce1">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office:value-type="string" office:value="2" table:style-name="ce1">
            <text:p>2</text:p>
          </table:table-cell>
          <table:table-cell office:value-type="float" office:value="NA" table:style-name="ce1">
            <text:p>NA</text:p>
          </table:table-cell>
          <table:table-cell office:value-type="float" office:value="0.470966296344854" table:style-name="ce1">
            <text:p>0.47096629634485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14621489572433" table:style-name="ce1">
            <text:p>0.41462148957243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18538943225213" table:style-name="ce1">
            <text:p>0.618538943225213</text:p>
          </table:table-cell>
          <table:table-cell office:value-type="float" office:value="0.618538943225213" table:style-name="ce1">
            <text:p>0.618538943225213</text:p>
          </table:table-cell>
          <table:table-cell office:value-type="float" office:value="NA" table:style-name="ce1">
            <text:p>NA</text:p>
          </table:table-cell>
          <table:table-cell office:value-type="float" office:value="NA" table:style-name="ce1">
            <text:p>NA</text:p>
          </table:table-cell>
          <table:table-cell office:value-type="float" office:value="0.414621489572433" table:style-name="ce1">
            <text:p>0.41462148957243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39783946655772" table:style-name="ce1">
            <text:p>0.6397839466557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3577837983631" table:style-name="ce1">
            <text:p>0.7357783798363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aintain citations linked to the data (e.g. experiments or simulations)" table:style-name="ce1">
            <text:p>Maintain citations linked to the data (e.g. experiments or simulations)</text:p>
          </table:table-cell>
          <table:table-cell office:value-type="string" office:value="Citations provide recognition and updates from experiments/others utilizing the data" table:style-name="ce1">
            <text:p>Citations provide recognition and updates from experiments/others utilizing the data</text:p>
          </table:table-cell>
          <table:table-cell office:value-type="string" office:value="2" table:style-name="ce1">
            <text:p>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0.48064305728936" table:style-name="ce1">
            <text:p>0.48064305728936</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0.997393292301768" table:style-name="ce1">
            <text:p>0.9973932923017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Capture &quot;degree of confidence&quot; on each data item" table:style-name="ce1">
            <text:p>Capture "degree of confidence" on each data item</text:p>
          </table:table-cell>
          <table:table-cell office:value-type="string" office:value="Provides users with idea of quality and trustworthiness of material in selection process." table:style-name="ce1">
            <text:p>Provides users with idea of quality and trustworthiness of material in selection process.</text:p>
          </table:table-cell>
          <table:table-cell office:value-type="string"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0119418156336" table:style-name="ce1">
            <text:p>0.87011941815633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54580533360407" table:style-name="ce1">
            <text:p>0.854580533360407</text:p>
          </table:table-cell>
          <table:table-cell office:value-type="float" office:value="0.646239722217948" table:style-name="ce1">
            <text:p>0.64623972221794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upport Staged Content" table:style-name="ce1">
            <text:p>Support Staged Content</text:p>
          </table:table-cell>
          <table:table-cell office:value-type="string" office:value="Staged content includes: submission states that are raw, processed, curated and published" table:style-name="ce1">
            <text:p>Staged content includes: submission states that are raw, processed, curated and published</text:p>
          </table:table-cell>
          <table:table-cell office:value-type="string"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